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color="#800000" style:font-name="Calibri" fo:font-size="15pt" fo:font-weight="bold" officeooo:rsid="001501f5" officeooo:paragraph-rsid="001501f5" style:font-size-asian="15pt" style:font-weight-asian="bold" style:font-size-complex="15pt" style:font-weight-complex="bold"/>
    </style:style>
    <style:style style:name="P2" style:family="paragraph" style:parent-style-name="Preformatted_20_Text">
      <style:paragraph-properties fo:text-align="start" style:justify-single-word="false"/>
      <style:text-properties fo:color="#000000" style:font-name="Calibri" fo:font-size="12pt" fo:font-style="italic" fo:font-weight="normal" officeooo:rsid="00157b05" officeooo:paragraph-rsid="00157b05" style:font-size-asian="10.5pt" style:font-style-asian="italic" style:font-weight-asian="normal" style:font-size-complex="12pt" style:font-style-complex="italic" style:font-weight-complex="normal"/>
    </style:style>
    <style:style style:name="P3" style:family="paragraph" style:parent-style-name="Preformatted_20_Text">
      <style:paragraph-properties fo:text-align="justify" style:justify-single-word="false"/>
      <style:text-properties fo:color="#000000" style:font-name="Calibri" fo:font-size="12pt" fo:font-style="normal" style:text-underline-style="none" fo:font-weight="normal" officeooo:rsid="00158385" officeooo:paragraph-rsid="00158385" style:font-size-asian="14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00" style:font-name="Calibri" fo:font-size="12pt" fo:font-style="normal" style:text-underline-style="none" fo:font-weight="normal" officeooo:rsid="00173bf7" officeooo:paragraph-rsid="00173bf7" style:font-size-asian="14pt" style:font-style-asian="normal" style:font-weight-asian="normal" style:font-size-complex="14pt" style:font-style-complex="normal" style:font-weight-complex="normal"/>
    </style:style>
    <style:style style:name="P5" style:family="paragraph" style:parent-style-name="Preformatted_20_Text">
      <style:paragraph-properties fo:text-align="justify" style:justify-single-word="false"/>
      <style:text-properties fo:color="#000000" style:font-name="Calibri" fo:font-size="12pt" fo:font-style="normal" style:text-underline-style="none" fo:font-weight="normal" officeooo:rsid="00191117" officeooo:paragraph-rsid="00191117"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00" style:font-name="Calibri" fo:font-size="14pt" fo:font-style="normal" style:text-underline-style="solid" style:text-underline-width="auto" style:text-underline-color="font-color" fo:font-weight="bold" officeooo:rsid="00158385" officeooo:paragraph-rsid="00158385" style:font-size-asian="14pt" style:font-style-asian="normal" style:font-weight-asian="bold" style:font-size-complex="14pt" style:font-style-complex="normal" style:font-weight-complex="bold"/>
    </style:style>
    <style:style style:name="P7" style:family="paragraph" style:parent-style-name="Preformatted_20_Text">
      <style:paragraph-properties fo:text-align="start" style:justify-single-word="false"/>
      <style:text-properties fo:color="#000000" style:font-name="Calibri" fo:font-size="14pt" fo:font-style="normal" style:text-underline-style="solid" style:text-underline-width="auto" style:text-underline-color="font-color" fo:font-weight="bold" officeooo:rsid="00158385" officeooo:paragraph-rsid="001b9179"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start" style:justify-single-word="false"/>
      <style:text-properties fo:color="#000000" style:font-name="Calibri" fo:font-size="12.5pt" fo:font-style="normal" style:text-underline-style="none" fo:font-weight="bold" officeooo:rsid="001e657b" officeooo:paragraph-rsid="001e657b" fo:background-color="transparent" style:font-size-asian="12.5pt" style:font-style-asian="normal" style:font-weight-asian="bold" style:font-size-complex="12.5pt" style:font-style-complex="normal" style:font-weight-complex="bold"/>
    </style:style>
    <style:style style:name="P9" style:family="paragraph" style:parent-style-name="Preformatted_20_Text">
      <style:paragraph-properties fo:text-align="start" style:justify-single-word="false"/>
      <style:text-properties fo:color="#000000" style:font-name="Calibri" fo:font-size="12.5pt" fo:font-style="normal" style:text-underline-style="none" fo:font-weight="bold" officeooo:rsid="00203e40" officeooo:paragraph-rsid="00203e40" fo:background-color="transparent" style:font-size-asian="12.5pt" style:font-style-asian="normal" style:font-weight-asian="bold" style:font-size-complex="12.5pt" style:font-style-complex="normal" style:font-weight-complex="bold"/>
    </style:style>
    <style:style style:name="P10" style:family="paragraph" style:parent-style-name="Preformatted_20_Text">
      <style:paragraph-properties fo:text-align="start" style:justify-single-word="false"/>
      <style:text-properties fo:color="#000000" style:font-name="Calibri" fo:font-size="12.5pt" fo:font-style="normal" style:text-underline-style="none" fo:font-weight="normal" officeooo:rsid="00191117" officeooo:paragraph-rsid="001cc21b" fo:background-color="transparent" style:font-size-asian="12.5pt" style:font-style-asian="normal" style:font-weight-asian="normal" style:font-size-complex="12.5pt" style:font-style-complex="normal" style:font-weight-complex="normal"/>
    </style:style>
    <style:style style:name="P11" style:family="paragraph" style:parent-style-name="Preformatted_20_Text">
      <style:paragraph-properties fo:text-align="start" style:justify-single-word="false"/>
      <style:text-properties fo:color="#000000" style:font-name="Calibri" fo:font-size="12.5pt" fo:font-style="normal" style:text-underline-style="none" fo:font-weight="normal" officeooo:rsid="001e657b" officeooo:paragraph-rsid="001e657b" fo:background-color="transparent" style:font-size-asian="12.5pt" style:font-style-asian="normal" style:font-weight-asian="normal" style:font-size-complex="12.5pt" style:font-style-complex="normal" style:font-weight-complex="normal"/>
    </style:style>
    <style:style style:name="P12" style:family="paragraph" style:parent-style-name="Preformatted_20_Text">
      <style:paragraph-properties fo:text-align="start" style:justify-single-word="false"/>
      <style:text-properties fo:color="#000000" style:font-name="Calibri" fo:font-size="12.5pt" fo:font-style="normal" style:text-underline-style="none" fo:font-weight="normal" officeooo:rsid="00203e40" officeooo:paragraph-rsid="00203e40" fo:background-color="transparent" style:font-size-asian="12.5pt" style:font-style-asian="normal" style:font-weight-asian="normal" style:font-size-complex="12.5pt" style:font-style-complex="normal" style:font-weight-complex="normal"/>
    </style:style>
    <style:style style:name="P13" style:family="paragraph" style:parent-style-name="Preformatted_20_Text">
      <style:paragraph-properties fo:text-align="start" style:justify-single-word="false"/>
      <style:text-properties fo:color="#000000" style:font-name="Calibri" fo:font-size="12.5pt" fo:font-style="italic" style:text-underline-style="none" fo:font-weight="normal" officeooo:rsid="001e657b" officeooo:paragraph-rsid="001e657b" fo:background-color="transparent" style:font-size-asian="12.5pt" style:font-style-asian="italic" style:font-weight-asian="normal" style:font-size-complex="12.5pt" style:font-style-complex="italic" style:font-weight-complex="normal"/>
    </style:style>
    <style:style style:name="P14" style:family="paragraph" style:parent-style-name="Preformatted_20_Text">
      <style:paragraph-properties fo:text-align="start" style:justify-single-word="false"/>
      <style:text-properties fo:color="#000000" style:font-name="Calibri" fo:font-size="12.5pt" fo:font-style="italic" style:text-underline-style="none" fo:font-weight="normal" officeooo:rsid="00203e40" officeooo:paragraph-rsid="00203e40" fo:background-color="transparent" style:font-size-asian="12.5pt" style:font-style-asian="italic" style:font-weight-asian="normal" style:font-size-complex="12.5pt" style:font-style-complex="italic" style:font-weight-complex="normal"/>
    </style:style>
    <style:style style:name="P15" style:family="paragraph" style:parent-style-name="Preformatted_20_Text">
      <style:paragraph-properties fo:text-align="start" style:justify-single-word="false"/>
      <style:text-properties fo:color="#000000" style:font-name="Calibri" fo:font-size="12.5pt" fo:font-style="italic" style:text-underline-style="none" fo:font-weight="normal" officeooo:rsid="00223d56" officeooo:paragraph-rsid="00223d56" fo:background-color="transparent" style:font-size-asian="12.5pt" style:font-style-asian="italic" style:font-weight-asian="normal" style:font-size-complex="12.5pt" style:font-style-complex="italic" style:font-weight-complex="normal"/>
    </style:style>
    <style:style style:name="P16" style:family="paragraph" style:parent-style-name="Preformatted_20_Text">
      <style:paragraph-properties fo:text-align="start" style:justify-single-word="false"/>
      <style:text-properties fo:color="#000000" style:font-name="Calibri" fo:font-size="12.5pt" fo:font-style="italic" style:text-underline-style="none" fo:font-weight="normal" officeooo:rsid="0022c477" officeooo:paragraph-rsid="0022c477" fo:background-color="transparent" style:font-size-asian="12.5pt" style:font-style-asian="italic" style:font-weight-asian="normal" style:font-size-complex="12.5pt" style:font-style-complex="italic" style:font-weight-complex="normal"/>
    </style:style>
    <style:style style:name="P17" style:family="paragraph" style:parent-style-name="Preformatted_20_Text">
      <style:paragraph-properties fo:text-align="start" style:justify-single-word="false"/>
      <style:text-properties fo:color="#000000" style:font-name="Calibri" fo:font-size="12.5pt" fo:font-style="italic" style:text-underline-style="none" fo:font-weight="normal" officeooo:rsid="002410fc" officeooo:paragraph-rsid="002410fc" fo:background-color="transparent" style:font-size-asian="12.5pt" style:font-style-asian="italic" style:font-weight-asian="normal" style:font-size-complex="12.5pt" style:font-style-complex="italic" style:font-weight-complex="normal"/>
    </style:style>
    <style:style style:name="P18" style:family="paragraph" style:parent-style-name="Preformatted_20_Text">
      <style:paragraph-properties fo:text-align="start" style:justify-single-word="false"/>
      <style:text-properties fo:color="#000000" style:font-name="Calibri" fo:font-size="12.5pt" fo:font-style="italic" style:text-underline-style="none" fo:font-weight="bold" officeooo:rsid="00223d56" officeooo:paragraph-rsid="00223d56" fo:background-color="transparent" style:font-size-asian="12.5pt" style:font-style-asian="italic" style:font-weight-asian="bold" style:font-size-complex="12.5pt" style:font-style-complex="italic" style:font-weight-complex="bold"/>
    </style:style>
    <style:style style:name="P19" style:family="paragraph" style:parent-style-name="Preformatted_20_Text">
      <style:paragraph-properties fo:text-align="start" style:justify-single-word="false"/>
      <style:text-properties fo:color="#000000" style:font-name="Calibri" fo:font-size="12.5pt" fo:font-style="italic" style:text-underline-style="none" fo:font-weight="bold" officeooo:rsid="0022c477" officeooo:paragraph-rsid="0022c477" fo:background-color="transparent" style:font-size-asian="12.5pt" style:font-style-asian="italic" style:font-weight-asian="bold" style:font-size-complex="12.5pt" style:font-style-complex="italic" style:font-weight-complex="bold"/>
    </style:style>
    <style:style style:name="P20" style:family="paragraph" style:parent-style-name="Preformatted_20_Text">
      <style:paragraph-properties fo:text-align="start" style:justify-single-word="false"/>
      <style:text-properties fo:color="#ff0000" style:font-name="Calibri" fo:font-size="12.5pt" fo:font-style="normal" style:text-underline-style="none" fo:font-weight="bold" officeooo:rsid="00191117" officeooo:paragraph-rsid="00191117" style:font-size-asian="12.5pt" style:font-style-asian="normal" style:font-weight-asian="bold" style:font-size-complex="12.5pt" style:font-style-complex="normal" style:font-weight-complex="bold"/>
    </style:style>
    <style:style style:name="P21" style:family="paragraph" style:parent-style-name="Preformatted_20_Text">
      <style:paragraph-properties fo:text-align="start" style:justify-single-word="false"/>
      <style:text-properties fo:color="#ff0000" style:font-name="Calibri" fo:font-size="12.5pt" fo:font-style="normal" style:text-underline-style="none" fo:font-weight="bold" officeooo:rsid="00191117" officeooo:paragraph-rsid="001cc21b" style:font-size-asian="12.5pt" style:font-style-asian="normal" style:font-weight-asian="bold" style:font-size-complex="12.5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officeooo:rsid="00199d3a"/>
    </style:style>
    <style:style style:name="T4" style:family="text">
      <style:text-properties officeooo:rsid="001b9179"/>
    </style:style>
    <style:style style:name="T5" style:family="text">
      <style:text-properties officeooo:rsid="001cc21b"/>
    </style:style>
    <style:style style:name="T6" style:family="text">
      <style:text-properties fo:font-style="normal" style:font-style-asian="normal" style:font-style-complex="normal"/>
    </style:style>
    <style:style style:name="T7" style:family="text">
      <style:text-properties fo:font-style="normal" officeooo:rsid="002548c5" style:font-style-asian="normal" style:font-style-complex="normal"/>
    </style:style>
    <style:style style:name="T8" style:family="text">
      <style:text-properties fo:font-style="normal" officeooo:rsid="00264cd4" style:font-style-asian="normal" style:font-style-complex="normal"/>
    </style:style>
    <style:style style:name="T9" style:family="text">
      <style:text-properties fo:font-style="normal" officeooo:rsid="00280285" style:font-style-asian="normal" style:font-style-complex="normal"/>
    </style:style>
    <style:style style:name="T10" style:family="text">
      <style:text-properties fo:color="#ff0000" fo:font-style="normal" officeooo:rsid="002548c5" style:font-style-asian="normal" style:font-style-complex="normal"/>
    </style:style>
    <style:style style:name="T11" style:family="text">
      <style:text-properties fo:color="#ff0000" fo:font-style="normal" officeooo:rsid="00280285" style:font-style-asian="normal" style:font-style-complex="normal"/>
    </style:style>
    <style:style style:name="T12" style:family="text">
      <style:text-properties fo:color="#ff0000" fo:font-style="normal" officeooo:rsid="00264cd4" style:font-style-asian="normal" style:font-style-complex="normal"/>
    </style:style>
    <style:style style:name="T13" style:family="text">
      <style:text-properties fo:color="#00cccc" fo:font-style="normal" officeooo:rsid="002548c5" style:font-style-asian="normal" style:font-style-complex="normal"/>
    </style:style>
    <style:style style:name="T14" style:family="text">
      <style:text-properties fo:color="#00cccc" fo:font-style="normal" officeooo:rsid="00280285" style:font-style-asian="normal" style:font-style-complex="normal"/>
    </style:style>
    <style:style style:name="T15" style:family="text">
      <style:text-properties fo:color="#00cccc" fo:font-style="normal" officeooo:rsid="00264cd4"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schéma de la communication et du langage</text:p>
      <text:p text:style-name="P1"/>
      <text:p text:style-name="P2"><text:span text:style-name="T1">Problématique :</text:span> Quels sont différents processus qui interviennent dans la communication</text:p>
      <text:p text:style-name="P2"/>
      <text:p text:style-name="P6">I. Le schéma de la communication</text:p>
      <text:p text:style-name="P3"/>
      <text:p text:style-name="P3">Communiquer consiste en ce qu’un émetteur transmette un message vers un récepteur qui devient à son tour émetteur et transmet un message (feed-back).</text:p>
      <text:p text:style-name="P3">La communication est donc un ensemble d’éléments en interaction (« système ») dans lequel tout comportement (verbal ou non) est porteur de signification et, comme tel, est interprété par l’ensemble des personnes impliquées.</text:p>
      <text:p text:style-name="P3"/>
      <text:p text:style-name="P20">A) Historique</text:p>
      <text:p text:style-name="P4">Liste schémas : <text:a xlink:type="simple" xlink:href="http://olivier-moch.over-blog.net/article-les-modeles-de-communication-72295675.html" text:style-name="Internet_20_link" text:visited-style-name="Visited_20_Internet_20_Link"><text:span text:style-name="T2">http://olivier-moch.over-blog.net/article-les-modeles-de-communication-72295675.html</text:span></text:a></text:p>
      <text:p text:style-name="P3"/>
      <text:p text:style-name="P20">B) Modèle de Jakobson</text:p>
      <text:p text:style-name="P5">Communication, Oliver March 2011 Schéma (modèle de <text:span text:style-name="T3">J</text:span>akobson)</text:p>
      <text:p text:style-name="P5"/>
      <text:p text:style-name="P7"><text:span text:style-name="T4">I</text:span>I. L<text:span text:style-name="T4">es fonctions du langage</text:span></text:p>
      <text:p text:style-name="P21">A) <text:span text:style-name="T5">6 fonctions du langage</text:span></text:p>
      <text:p text:style-name="P10">- <text:span text:style-name="T5">Fonction Expressive</text:span></text:p>
      <text:p text:style-name="P10">- <text:span text:style-name="T5">Fonction Conative</text:span></text:p>
      <text:p text:style-name="P10">- <text:span text:style-name="T5">Fonction Phatique</text:span></text:p>
      <text:p text:style-name="P10">- <text:span text:style-name="T5">Fonction Référentielle</text:span></text:p>
      <text:p text:style-name="P10">- <text:span text:style-name="T5">Fonction Poétique</text:span></text:p>
      <text:p text:style-name="P10">- <text:span text:style-name="T5">Fonction Métalinguistique</text:span></text:p>
      <text:p text:style-name="P10"/>
      <text:p text:style-name="P8">Expressive :</text:p>
      <text:p text:style-name="P11">Centrée sur le émetteur : c’est le rôle des émotions qui entre en jeu.</text:p>
      <text:p text:style-name="P13">Exemples : « Comme c’est agréable de sentir la douceur de ce vent sur la peau »</text:p>
      <text:p text:style-name="P13">« Je rougis de satisfaction »</text:p>
      <text:p text:style-name="P11"/>
      <text:p text:style-name="P8">Conative :</text:p>
      <text:p text:style-name="P11">Centrer la portée du message sur les effets produits chez le destinataire ou le récepteur. Les ordres, les défenses et les conseils sont des exemples.</text:p>
      <text:p text:style-name="P13">Exemple : <text:span text:style-name="T6">« Formez des équipes de travail », « Entrez », « Ne vous inquiétez pas trop ».</text:span></text:p>
      <text:p text:style-name="P13"/>
      <text:p text:style-name="P8">Phatique :</text:p>
      <text:p text:style-name="P11">Sert à manifester « l’orientation du message ou le prolongement du contact ».</text:p>
      <text:p text:style-name="P14">Exemple : <text:span text:style-name="T6">« Allô ! », «Écoutez bien », « Bonjour, il fait beau ce matin ».</text:span></text:p>
      <text:p text:style-name="P14"/>
      <text:p text:style-name="P9">Poétique :</text:p>
      <text:p text:style-name="P12">Porte sur les structures du message lui-même, ses structures expérientielles, inter-personnelles et textuelles.</text:p>
      <text:p text:style-name="P14">Exemple :<text:span text:style-name="T6"> « Ne me bois qu’avec les yeux et je m’engagerai avec les miens », « J’ai un amour qui ne veut pas mourir ».</text:span></text:p>
      <text:p text:style-name="P18"><text:soft-page-break/><text:span text:style-name="T6">Référentielle :</text:span></text:p>
      <text:p text:style-name="P15"><text:span text:style-name="T6">Englobe toutes les autres, elle porte cependant surtout sur le contexte qui fait l’objet du message.</text:span></text:p>
      <text:p text:style-name="P16">Exemple :<text:span text:style-name="T6"> « Le chien est carnivore », « Sourire est le propre de l’homme », « Didier écrit au tableau »</text:span></text:p>
      <text:p text:style-name="P16"><text:span text:style-name="T6"/></text:p>
      <text:p text:style-name="P19"><text:span text:style-name="T6">Métalinguistique :</text:span></text:p>
      <text:p text:style-name="P16"><text:span text:style-name="T6">Centrée sur le code, discours sur discours.</text:span></text:p>
      <text:p text:style-name="P16">Exemple : <text:span text:style-name="T6">Vaut mieux « Je me suis coupé » que « Je m’ai coupé ».</text:span></text:p>
      <text:p text:style-name="P16"><text:span text:style-name="T6"/></text:p>
      <text:p text:style-name="P16"><text:span text:style-name="T6"/></text:p>
      <text:p text:style-name="P17"><text:span text:style-name="T6">Contexte : Conduite</text:span></text:p>
      <text:p text:style-name="P17"><text:span text:style-name="T6">Émetteur : État</text:span></text:p>
      <text:p text:style-name="P17"><text:span text:style-name="T6">Message : Interdiction, </text:span><text:span text:style-name="T8">lieu, pente </text:span><text:span text:style-name="T15">(conative)</text:span></text:p>
      <text:p text:style-name="P17"><text:span text:style-name="T6">Destinataire : Usager</text:span></text:p>
      <text:p text:style-name="P17"><text:span text:style-name="T6">Contact : Panneau </text:span><text:span text:style-name="T15">(expressive)</text:span></text:p>
      <text:p text:style-name="P17"><text:span text:style-name="T6">Code : </text:span><text:span text:style-name="T9">dessins, écritures, couleurs</text:span><text:span text:style-name="T6"> </text:span><text:span text:style-name="T13">(</text:span><text:span text:style-name="T14">métalinguistique</text:spa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1T11:29:16.091831576</dc:date>
    <meta:editing-duration>PT1H18M15S</meta:editing-duration>
    <meta:editing-cycles>16</meta:editing-cycles>
    <meta:generator>LibreOffice/5.1.6.2$Linux_X86_64 LibreOffice_project/10m0$Build-2</meta:generator>
    <meta:document-statistic meta:table-count="0" meta:image-count="0" meta:object-count="0" meta:page-count="2" meta:paragraph-count="42" meta:word-count="375" meta:character-count="2275" meta:non-whitespace-character-count="1942"/>
  </office:meta>
</office:document-meta>
</file>